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Standard">
      <style:text-properties officeooo:paragraph-rsid="0f466349"/>
    </style:style>
    <style:style style:name="P57" style:family="paragraph" style:parent-style-name="Footnote">
      <style:text-properties officeooo:paragraph-rsid="0f12f362"/>
    </style:style>
    <style:style style:name="P58" style:family="paragraph" style:parent-style-name="Standard">
      <style:text-properties officeooo:paragraph-rsid="0f99f89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c3b2a9"/>
    </style:style>
    <style:style style:name="P63" style:family="paragraph" style:parent-style-name="Standard">
      <style:paragraph-properties fo:text-align="center" style:justify-single-word="false"/>
      <style:text-properties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text-properties officeooo:paragraph-rsid="0fad1a3f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101fb94a"/>
    </style:style>
    <style:style style:name="P72" style:family="paragraph" style:parent-style-name="Standard">
      <style:text-properties officeooo:paragraph-rsid="10245b8e"/>
    </style:style>
    <style:style style:name="P73" style:family="paragraph" style:parent-style-name="Standard">
      <style:text-properties officeooo:paragraph-rsid="10259f28"/>
    </style:style>
    <style:style style:name="P74" style:family="paragraph" style:parent-style-name="Standard">
      <style:text-properties officeooo:paragraph-rsid="10279665"/>
    </style:style>
    <style:style style:name="P75" style:family="paragraph" style:parent-style-name="Standard">
      <style:text-properties officeooo:rsid="104324ed" officeooo:paragraph-rsid="102a6057"/>
    </style:style>
    <style:style style:name="P76" style:family="paragraph" style:parent-style-name="Standard">
      <style:text-properties officeooo:paragraph-rsid="103f66d8"/>
    </style:style>
    <style:style style:name="P77" style:family="paragraph" style:parent-style-name="Standard">
      <style:text-properties officeooo:paragraph-rsid="103fdc47"/>
    </style:style>
    <style:style style:name="P78" style:family="paragraph" style:parent-style-name="Standard">
      <style:text-properties officeooo:paragraph-rsid="104f81b5"/>
    </style:style>
    <style:style style:name="P79" style:family="paragraph" style:parent-style-name="Standard">
      <style:text-properties officeooo:rsid="101e3872" officeooo:paragraph-rsid="10505b46"/>
    </style:style>
    <style:style style:name="P80" style:family="paragraph" style:parent-style-name="Standard">
      <style:text-properties officeooo:paragraph-rsid="1057599b"/>
    </style:style>
    <style:style style:name="P81" style:family="paragraph" style:parent-style-name="Standard">
      <style:text-properties officeooo:paragraph-rsid="10589da9"/>
    </style:style>
    <style:style style:name="P82" style:family="paragraph" style:parent-style-name="Standard">
      <style:text-properties officeooo:paragraph-rsid="105ee122"/>
    </style:style>
    <style:style style:name="P83" style:family="paragraph" style:parent-style-name="Standard">
      <style:text-properties officeooo:paragraph-rsid="107a7646"/>
    </style:style>
    <style:style style:name="P84" style:family="paragraph" style:parent-style-name="Footnote">
      <style:text-properties officeooo:paragraph-rsid="107b5934"/>
    </style:style>
    <style:style style:name="P85" style:family="paragraph" style:parent-style-name="Footnote">
      <style:text-properties officeooo:paragraph-rsid="108b0ed7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style:font-size-asian="12pt" style:font-size-complex="12pt"/>
    </style:style>
    <style:style style:name="T1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style:use-window-font-color="true" loext:opacity="0%" style:font-name="Liberation Sans" officeooo:rsid="047da547"/>
    </style:style>
    <style:style style:name="T2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style:font-size-asian="12pt" style:font-size-complex="12pt"/>
    </style:style>
    <style:style style:name="T233" style:family="text">
      <style:text-properties style:use-window-font-color="true" loext:opacity="0%" style:font-name="Liberation Sans" officeooo:rsid="0efd8e5c"/>
    </style:style>
    <style:style style:name="T234" style:family="text">
      <style:text-properties officeooo:rsid="04473353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officeooo:rsid="04473353" style:font-size-asian="10pt" style:font-size-complex="10pt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7" style:family="text">
      <style:text-properties officeooo:rsid="0f0ca65a"/>
    </style:style>
    <style:style style:name="T248" style:family="text">
      <style:text-properties officeooo:rsid="1031b2ca"/>
    </style:style>
    <style:style style:name="T249" style:family="text">
      <style:text-properties officeooo:rsid="0aace3cd"/>
    </style:style>
    <style:style style:name="T250" style:family="text">
      <style:text-properties officeooo:rsid="0f95a7a0"/>
    </style:style>
    <style:style style:name="T251" style:family="text">
      <style:text-properties officeooo:rsid="0f8f58bd"/>
    </style:style>
    <style:style style:name="T252" style:family="text">
      <style:text-properties style:font-name="Ubuntu1" fo:font-size="10pt" officeooo:rsid="04473353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6"><text:span text:style-name="T145">C</text:span><text:span text:style-name="T144">hecklist voor </text:span><text:span text:style-name="T146">de installatie</text:span><text:span text:style-name="T144"> van </text:span><text:span text:style-name="T144"><text:user-field-get text:name="Distro">Debian</text:user-field-get></text:span><text:span text:style-name="T147"><text:s/></text:span><text:span text:style-name="T147"><text:user-field-get text:name="Version">12</text:user-field-get></text:span><text:span text:style-name="T147"><text:s/></text:span><text:span text:style-name="T150">LTS</text:span><text:span text:style-name="T148"><text:note text:id="ftn1" text:note-class="footnote"><text:note-citation>1</text:note-citation><text:note-body><text:p text:style-name="P19"><text:span text:style-name="T179">LTS</text:span><text:span text:style-name="T185"> </text:span><text:span text:style-name="T186">staat voor</text:span><text:span text:style-name="T187"> </text:span><text:span text:style-name="T179">Long-Term Support, langetermijnondersteuning, </text:span><text:span text:style-name="T188">en </text:span><text:span text:style-name="T190">d</text:span><text:span text:style-name="T188">eze </text:span><text:span text:style-name="T194"><text:user-field-get text:name="Distro">Debian</text:user-field-get></text:span><text:span text:style-name="T195"><text:s/></text:span><text:span text:style-name="T195"><text:user-field-get text:name="Version">12</text:user-field-get></text:span><text:span text:style-name="T195"><text:s/></text:span><text:span text:style-name="T197">LTS</text:span><text:span text:style-name="Strong_20_Emphasis"><text:span text:style-name="T175"> </text:span></text:span><text:span text:style-name="T196"><text:user-field-get text:name="Edition">Server</text:user-field-get></text:span><text:span text:style-name="T201"><text:s/></text:span><text:span text:style-name="T191">(codenaam </text:span><text:span text:style-name="T193">bookworm</text:span><text:span text:style-name="T191">) </text:span><text:span text:style-name="T186">van</text:span><text:span text:style-name="T189"> </text:span><text:span text:style-name="T193">juni</text:span><text:span text:style-name="T182"> </text:span><text:span text:style-name="Strong_20_Emphasis"><text:span text:style-name="T104"><text:user-field-get text:name="Releaseyear">2023</text:user-field-get></text:span></text:span><text:span text:style-name="T182"><text:s/></text:span><text:span text:style-name="T179">wordt </text:span><text:span text:style-name="T183">vijf</text:span><text:span text:style-name="T179"> jaar onder</text:span><text:span text:style-name="T192">steund</text:span><text:span text:style-name="T184"> </text:span><text:span text:style-name="T179">tot </text:span><text:span text:style-name="T193">juni</text:span><text:span text:style-name="T180"> </text:span><text:span text:style-name="T179">202</text:span><text:span text:style-name="T193">8</text:span><text:span text:style-name="T181">.</text:span></text:p></text:note-body></text:note></text:span><text:span text:style-name="T149"> </text:span><text:span text:style-name="T149"><text:user-field-get text:name="Edition">Server</text:user-field-get></text:span><text:span text:style-name="T200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47">ONDERSTREEPTE</text:span></text:span><text:span text:style-name="T1"> </text:span><text:span text:style-name="T12">woorden</text:span><text:span text:style-name="T11"> het</text:span><text:span text:style-name="Strong_20_Emphasis"><text:span text:style-name="T246"> </text:span></text:span><text:span text:style-name="Strong_20_Emphasis"><text:span text:style-name="T245">tekstvak</text:span></text:span><text:span text:style-name="T12"> </text:span><text:span text:style-name="T13">in,</text:span><text:span text:style-name="T12"> </text:span><text:span text:style-name="T202">zie </text:span><text:span text:style-name="T233">[</text:span><text:span text:style-name="T202">toelichting</text:span><text:span text:style-name="T233">]</text:span><text:span text:style-name="T12">:</text:span></text:p>
      <text:p text:style-name="P23"><text:span text:style-name="Definition"><text:span text:style-name="T204">g</text:span></text:span><text:span text:style-name="Definition"><text:span text:style-name="T203">ebruiker</text:span></text:span><text:span text:style-name="T209"><text:tab/><text:tab/></text:span><text:span text:style-name="T232"> <text:tab/><text:tab/></text:span><draw:control text:anchor-type="as-char" svg:y="-0.4cm" draw:z-index="6" draw:name="Gebruiker" draw:style-name="gr2" draw:text-style-name="P92" svg:width="6.4cm" svg:height="0.6cm" draw:control="control7"><svg:title>Gebruiker</svg:title><svg:desc>Volledige naam, bijv. Jan Stek</svg:desc></draw:control><text:span text:style-name="T210"><text:tab/></text:span><text:span text:style-name="T211">[</text:span><text:span text:style-name="T205">volledige naam, bijv. </text:span><text:span text:style-name="T229">J</text:span><text:span text:style-name="T230">a</text:span><text:span text:style-name="T229">n </text:span><text:span text:style-name="T230">Jansen</text:span><text:span text:style-name="T231">]</text:span></text:p>
      <text:p text:style-name="Standard"><text:span text:style-name="Definition"><text:span text:style-name="T204">g</text:span></text:span><text:span text:style-name="Definition">ebruikersnaam</text:span><text:span text:style-name="T203"><text:tab/></text:span><text:span text:style-name="T203"><draw:control text:anchor-type="as-char" svg:y="-0.4cm" draw:z-index="7" draw:name="Gberuikersnaam" draw:style-name="gr2" draw:text-style-name="P92" svg:width="6.4cm" svg:height="0.6cm" draw:control="control8"><svg:title>Gebruikersnaam</svg:title><svg:desc>Korte naam, bijv. jan</svg:desc></draw:control></text:span><text:span text:style-name="T203"><text:tab/></text:span><text:span text:style-name="T5">[</text:span><text:span text:style-name="T4">korte naam, bijv. </text:span><text:span text:style-name="T164">j</text:span><text:span text:style-name="T165">a</text:span><text:span text:style-name="T164">n</text:span><text:span text:style-name="T166">]</text:span></text:p>
      <text:p text:style-name="P21"><text:span text:style-name="Definition"><text:span text:style-name="T248">serv</text:span></text:span><text:span text:style-name="Definition">ernaam</text:span><text:span text:style-name="T212"><text:tab/><text:tab/><text:tab/></text:span><text:span text:style-name="T210"><draw:control text:anchor-type="as-char" svg:y="-0.4cm" draw:z-index="8" draw:name="Computernaam" draw:style-name="gr2" draw:text-style-name="P92" svg:width="6.4cm" svg:height="0.6cm" draw:control="control9"><svg:title>Computernaam</svg:title><svg:desc>Unieke naam van de computer</svg:desc></draw:control></text:span><text:span text:style-name="T210"><text:tab/></text:span><text:span text:style-name="T217">[</text:span><text:span text:style-name="T213">naam van de </text:span><text:span text:style-name="T219">server</text:span><text:span text:style-name="T214">, </text:span><text:span text:style-name="T215">bijv. </text:span><text:span text:style-name="T218">sv</text:span><text:span text:style-name="T216">02</text:span><text:span text:style-name="T217">]</text:span></text:p>
      <text:p text:style-name="P22"><text:span text:style-name="Definition"><text:span text:style-name="T222">g</text:span></text:span><text:span text:style-name="Definition"><text:span text:style-name="T221">ebruiker</text:span></text:span><text:span text:style-name="T220"><text:tab/><text:tab/></text:span><text:span text:style-name="T232"> <text:tab/><text:tab/></text:span><text:span text:style-name="T210"><draw:control text:anchor-type="as-char" svg:y="-0.4cm" draw:z-index="13" draw:name="Gebruiker 1" draw:style-name="gr2" draw:text-style-name="P92" svg:width="6.4cm" svg:height="0.6cm" draw:control="control14"><svg:title>Gebruiker</svg:title><svg:desc>Volledige naam, bijv. Jan Stek</svg:desc></draw:control></text:span><text:span text:style-name="T210"><text:tab/></text:span><text:span text:style-name="T211">[</text:span><text:span text:style-name="T205">volledige naam </text:span><text:span text:style-name="T206">evt. </text:span><text:span text:style-name="T208">extra </text:span><text:span text:style-name="T206">gebruiker</text:span><text:span text:style-name="T207">]</text:span></text:p>
      <text:p text:style-name="P53"><text:span text:style-name="Definition"><text:span text:style-name="T222">g</text:span></text:span><text:span text:style-name="Definition"><text:span text:style-name="T221">ebruikersnaam</text:span></text:span><text:span text:style-name="T221"><text:tab/></text:span><text:span text:style-name="T203"><draw:control text:anchor-type="as-char" svg:y="-0.4cm" draw:z-index="14" draw:name="Gberuikersnaam 1" draw:style-name="gr2" draw:text-style-name="P92" svg:width="6.4cm" svg:height="0.6cm" draw:control="control15"><svg:title>Gebruikersnaam</svg:title><svg:desc>Korte naam, bijv. jan</svg:desc></draw:control></text:span><text:span text:style-name="T203"><text:tab/></text:span><text:span text:style-name="T224">[</text:span><text:span text:style-name="T223">korte naam</text:span><text:span text:style-name="T225"> </text:span><text:span text:style-name="T226">evt. </text:span><text:span text:style-name="T228">extra </text:span><text:span text:style-name="T226">gebruiker</text:span><text:span text:style-name="T227">]</text:span></text:p>
      <text:p text:style-name="P24"><text:span text:style-name="T151">Vervang </text:span><text:span text:style-name="T154">de</text:span><text:span text:style-name="T151"> </text:span><text:span text:style-name="Definition"><text:span text:style-name="T16">ONDERSTREEPTE</text:span></text:span><text:span text:style-name="T151"> </text:span><text:span text:style-name="T152">woorden </text:span><text:span text:style-name="T151">in deze checklist door </text:span><text:span text:style-name="T154">d</text:span><text:span text:style-name="T156">i</text:span><text:span text:style-name="T154">e </text:span><text:span text:style-name="T155">in </text:span><text:span text:style-name="T156">het</text:span><text:span text:style-name="Strong_20_Emphasis"><text:span text:style-name="T38"> </text:span></text:span><text:span text:style-name="Strong_20_Emphasis"><text:span text:style-name="T51">tekstvak</text:span></text:span><text:span text:style-name="T151">.</text:span></text:p>
      <text:p text:style-name="P28"/>
      <text:p text:style-name="P28"/>
      <text:p text:style-name="P26"><text:span text:style-name="T162">Nieuwe installatie?</text:span><text:span text:style-name="T153"><text:tab/></text:span><text:span text:style-name="T158"></text:span><text:span text:style-name="T160"><text:tab/></text:span><text:span text:style-name="T159">B</text:span><text:span text:style-name="T153">egin bij hoofdstuk </text:span><text:span text:style-name="T162"><text:bookmark-ref text:reference-format="page" text:ref-name="__RefNumPara__4009_1271708128">2</text:bookmark-ref></text:span><text:span text:style-name="T162"><text:s text:c="2"/></text:span><text:span text:style-name="T163"><text:bookmark-ref text:reference-format="text" text:ref-name="__RefNumPara__4009_1271708128">Installatie uitvoeren</text:bookmark-ref></text:span><text:span text:style-name="T157">.</text:span></text:p>
      <text:p text:style-name="P25"><text:span text:style-name="Strong_20_Emphasis"><text:span text:style-name="T161"/></text:span></text:p>
      <text:p text:style-name="P25"><text:span text:style-name="Strong_20_Emphasis"><text:span text:style-name="T161"/></text:span></text:p>
      <text:list xml:id="list948038588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6" draw:name="Vorm 2" draw:style-name="gr1" draw:text-style-name="P9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1</text:note-citation><text:note-body><text:p text:style-name="P18"><text:span text:style-name="T129">E</text:span><text:span text:style-name="T130">v</text:span><text:span text:style-name="T131">en</text:span><text:span text:style-name="T133">t</text:span><text:span text:style-name="T134">uele </text:span><text:span text:style-name="T135">extra </text:span><text:span text:style-name="Definition"><text:span text:style-name="T236">gebruiker</text:span></text:span><text:span text:style-name="T135">s aanmelden </text:span><text:span text:style-name="T136">en dezelfde stappen uitvoeren</text:span><text:span text:style-name="T132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9" draw:name="Vorm4" draw:style-name="gr1" draw:text-style-name="P9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2</text:note-citation><text:note-body><text:p text:style-name="P57">Pakket kz bevat scripts voor het installeren en beheren van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2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7" draw:name="Vorm 6" draw:style-name="gr1" draw:text-style-name="P9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76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0" office:value-type="string">
            <text:p text:style-name="P80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03924828545949" text:continue-numbering="true" text:style-name="L1">
        <text:list-item>
          <text:p text:style-name="P88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76">Start de computer op vanaf</text:span><text:span text:style-name="T176"><text:note text:id="ftn4" text:note-class="footnote"><text:note-citation>1</text:note-citation><text:note-body><text:p text:style-name="P85"><text:span text:style-name="T120">B</text:span><text:span text:style-name="T121">ootmenu/</text:span><text:span text:style-name="T120">S</text:span><text:span text:style-name="T121">etup</text:span><text:span text:style-name="T119"> via </text:span><text:span text:style-name="T117">é</text:span><text:span text:style-name="T118">é</text:span><text:span text:style-name="T120">n van de </text:span><text:span text:style-name="Definition"><text:span text:style-name="T122">Veelgebruikte toetsen:</text:span></text:span><text:span text:style-name="Definition"><text:span text:style-name="T123"> </text:span></text:span><text:span text:style-name="User_20_Entry"><text:span text:style-name="T143">Esc</text:span></text:span><text:span text:style-name="User_20_Entry"><text:span text:style-name="T127">,</text:span></text:span><text:span text:style-name="Definition"><text:span text:style-name="T123"> </text:span></text:span><text:span text:style-name="User_20_Entry"><text:span text:style-name="T143">Delete</text:span></text:span><text:span text:style-name="User_20_Entry"><text:span text:style-name="T128">,</text:span></text:span><text:span text:style-name="Definition"><text:span text:style-name="T123"> </text:span></text:span><text:span text:style-name="User_20_Entry"><text:span text:style-name="T143">F1</text:span></text:span><text:span text:style-name="User_20_Entry"><text:span text:style-name="T128">,</text:span></text:span><text:span text:style-name="Definition"><text:span text:style-name="T123"> </text:span></text:span><text:span text:style-name="User_20_Entry"><text:span text:style-name="T143">F2</text:span></text:span><text:span text:style-name="User_20_Entry"><text:span text:style-name="T128">,</text:span></text:span><text:span text:style-name="Definition"><text:span text:style-name="T123"> </text:span></text:span><text:span text:style-name="User_20_Entry"><text:span text:style-name="T143">F9</text:span></text:span><text:span text:style-name="User_20_Entry"><text:span text:style-name="T128">,</text:span></text:span><text:span text:style-name="Definition"><text:span text:style-name="T123"> </text:span></text:span><text:span text:style-name="User_20_Entry"><text:span text:style-name="T143">F10</text:span></text:span><text:span text:style-name="User_20_Entry"><text:span text:style-name="T128">,</text:span></text:span><text:span text:style-name="Definition"><text:span text:style-name="T123"> </text:span></text:span><text:span text:style-name="User_20_Entry"><text:span text:style-name="T143">F11</text:span></text:span><text:span text:style-name="User_20_Entry"><text:span text:style-name="T128">,</text:span></text:span><text:span text:style-name="Definition"><text:span text:style-name="T123"> </text:span></text:span><text:span text:style-name="Definition"><text:span text:style-name="T124">o</text:span></text:span><text:span text:style-name="Definition"><text:span text:style-name="T126">f</text:span></text:span><text:span text:style-name="Definition"><text:span text:style-name="T123"> </text:span></text:span><text:span text:style-name="User_20_Entry"><text:span text:style-name="T143">F12</text:span></text:span><text:span text:style-name="User_20_Entry"><text:span text:style-name="T128">.</text:span></text:span></text:p></text:note-body></text:note></text:span><text:span text:style-name="T176"> </text:span><text:span text:style-name="T177">een </text:span><text:span text:style-name="T169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3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Strong_20_Emphasis"><text:span text:style-name="T172">Live</text:span></text:span><text:span text:style-name="T83"><text:note text:id="ftn5" text:note-class="footnote"><text:note-citation>2</text:note-citation><text:note-body><text:p text:style-name="P20"><text:span text:style-name="T234">Vanaf een </text:span><text:span text:style-name="T250">L</text:span><text:span text:style-name="T234">ive </text:span><text:span text:style-name="T251">USB</text:span><text:span text:style-name="T249">-stick</text:span><text:span text:style-name="T252"> </text:span><text:span text:style-name="T234">kunt u opstarten en </text:span><text:span text:style-name="T237">met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4">werken zonder enige bestanden op de harde schijf te wijzigen en maakt ook installatie van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4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4"><text:span text:style-name="Strong_20_Emphasis"><text:span text:style-name="T105">Maak een opstartbare USB-stick</text:span></text:span><text:span text:style-name="Strong_20_Emphasis"><text:span text:style-name="T100">:<text:line-break/></text:span></text:span><text:span text:style-name="Strong_20_Emphasis"><text:span text:style-name="T97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16"> </text:span></text:span><text:span text:style-name="Strong_20_Emphasis"><text:span text:style-name="T139">CD</text:span></text:span><text:span text:style-name="Strong_20_Emphasis"><text:span text:style-name="T137">-beeldbestand</text:span></text:span><text:span text:style-name="Strong_20_Emphasis"><text:span text:style-name="T91"> </text:span></text:span><text:span text:style-name="Strong_20_Emphasis"><text:span text:style-name="T98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" text:style-name="Internet_20_link" text:visited-style-name="Visited_20_Internet_20_Link"><text:span text:style-name="Strong_20_Emphasis"><text:span text:style-name="T238">debian.org</text:span></text:span></text:a><text:span text:style-name="Strong_20_Emphasis"><text:span text:style-name="T96">, </text:span></text:span><text:span text:style-name="Strong_20_Emphasis"><text:span text:style-name="T99">klik </text:span></text:span><text:span text:style-name="Strong_20_Emphasis"><text:span text:style-name="T102">achtereenvolgens op </text:span></text:span><text:span text:style-name="Strong_20_Emphasis"><text:span text:style-name="T108">Other downloads</text:span></text:span><text:span text:style-name="Strong_20_Emphasis"><text:span text:style-name="T102"> (onder Download) &gt; </text:span></text:span><text:span text:style-name="Strong_20_Emphasis"><text:span text:style-name="T108">Other live ISO</text:span></text:span><text:span text:style-name="Strong_20_Emphasis"><text:span text:style-name="T102"> (onder Try </text:span></text:span><text:span text:style-name="Strong_20_Emphasis"><text:span text:style-name="T102"><text:user-field-get text:name="Distro">Debian</text:user-field-get></text:span></text:span><text:span text:style-name="Strong_20_Emphasis"><text:span text:style-name="T102"><text:s/></text:span></text:span><text:span text:style-name="Strong_20_Emphasis"><text:span text:style-name="T103">live before installing) &gt; <text:line-break/></text:span></text:span><text:span text:style-name="Strong_20_Emphasis"><text:span text:style-name="T107">debian-live-</text:span></text:span><text:span text:style-name="Strong_20_Emphasis"><text:span text:style-name="T107"><text:user-field-get text:name="Version">12</text:user-field-get></text:span></text:span><text:span text:style-name="Strong_20_Emphasis"><text:span text:style-name="T107">...-amd64-standard.iso</text:span></text:span><text:span text:style-name="Strong_20_Emphasis"><text:span text:style-name="T103">.</text:span></text:span><text:span text:style-name="Strong_20_Emphasis"><text:span text:style-name="T91"><text:line-break/></text:span></text:span><text:span text:style-name="Strong_20_Emphasis"><text:span text:style-name="T101">De volgende stappen staan beschreven in </text:span></text:span><text:span text:style-name="Strong_20_Emphasis"><text:span text:style-name="T106">Linux informatie</text:span></text:span><text:span text:style-name="Strong_20_Emphasis"><text:span text:style-name="T101">, te vinden op </text:span>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Strong_20_Emphasis"><text:span text:style-name="T101">, onder </text:span></text:span><text:span text:style-name="Strong_20_Emphasis"><text:span text:style-name="T106">Linux</text:span></text:span><text:span text:style-name="Strong_20_Emphasis"><text:span text:style-name="T101">.</text:span></text:span></text:p></text:note-body></text:note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15" draw:name="Vorm13_ 1" draw:style-name="gr1" draw:text-style-name="P91" svg:width="0.35cm" svg:height="0.35cm" draw:control="control16"/></text:p>
          </table:table-cell>
          <table:table-cell table:style-name="_32_._5f_Installatie_5f_uitvoeren.C6" office:value-type="string">
            <text:p text:style-name="P70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8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3" draw:name="Vorm13" draw:style-name="gr1" draw:text-style-name="P91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9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2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20" draw:name="Vorm 1" draw:style-name="gr1" draw:text-style-name="P91" svg:width="0.35cm" svg:height="0.35cm" draw:control="control21"/></text:p>
          </table:table-cell>
          <table:table-cell table:style-name="_32_._5f_Installatie_5f_uitvoeren.C9" office:value-type="string">
            <text:p text:style-name="P79"><text:span text:style-name="Strong_20_Emphasis"><text:span text:style-name="T63">Bij</text:span></text:span> <text:span text:style-name="T23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5"><text:span text:style-name="T198">Stel geen </text:span><text:span text:style-name="T199">Root</text:span><text:span text:style-name="T198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1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73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103925981466131" text:continue-numbering="true" text:style-name="L1">
        <text:list-item>
          <text:p text:style-name="P90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8"><draw:control text:anchor-type="as-char" draw:z-index="10" draw:name="Vorm4_1" draw:style-name="gr1" draw:text-style-name="P91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2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0">wget karelzimmer.nl/</text:span></text:span><text:span text:style-name="User_20_Entry"><text:span text:style-name="T14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0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03924000250081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1" draw:name="Vorm36_0" draw:style-name="gr1" draw:text-style-name="P91" svg:width="0.35cm" svg:height="0.35cm" draw:control="control12"/></text:span></text:span></text:p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8" draw:name="Vorm36_ 1" draw:style-name="gr1" draw:text-style-name="P91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09">v</text:span></text:span><text:span text:style-name="User_20_Entry"><text:span text:style-name="T110">en</text:span></text:span><text:span text:style-name="User_20_Entry"><text:span text:style-name="T112">t</text:span></text:span><text:span text:style-name="User_20_Entry"><text:span text:style-name="T113">uele </text:span></text:span><text:span text:style-name="User_20_Entry"><text:span text:style-name="T114">extra </text:span></text:span><text:span text:style-name="Definition"><text:span text:style-name="T236">gebruiker</text:span></text:span><text:span text:style-name="User_20_Entry"><text:span text:style-name="T114">s aanmelden </text:span></text:span><text:span text:style-name="User_20_Entry"><text:span text:style-name="T115">en dezelfde stappen uitvoeren</text:span></text:span><text:span text:style-name="User_20_Entry"><text:span text:style-name="T111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2" draw:name="Vorm36_2" draw:style-name="gr1" draw:text-style-name="P91" svg:width="0.35cm" svg:height="0.35cm" draw:control="control13"/></text:span></text:span></text:p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9" draw:name="Vorm36_ 2" draw:style-name="gr1" draw:text-style-name="P91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3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58"><text:span text:style-name="T78">E</text:span><text:span text:style-name="T79">inde c</text:span><text:span text:style-name="T80">hecklist, </text:span><text:span text:style-name="T81">d</text:span><text:span text:style-name="T80">e</text:span><text:span text:style-name="T167"> installatie van </text:span><text:span text:style-name="T167"><text:user-field-get text:name="Distro">Debian</text:user-field-get></text:span><text:span text:style-name="T170"><text:s/></text:span><text:span text:style-name="T170"><text:user-field-get text:name="Version">12</text:user-field-get></text:span><text:span text:style-name="T170"><text:s/></text:span><text:span text:style-name="T174">LTS</text:span><text:span text:style-name="Strong_20_Emphasis"><text:span text:style-name="T168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71"><text:s/></text:span></text:span><text:span text:style-name="T167">is voltooid.</text:span></text:p>
      <text:p text:style-name="P33"/>
      <text:p text:style-name="P27"><text:span text:style-name="Emphasis"><text:span text:style-name="T24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4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3">CC0 1.0 Universeel</text:span></text:span></text:a><text:span text:style-name="Emphasis"><text:span text:style-name="T240">,</text:span></text:span><text:span text:style-name="Emphasis"><text:span text:style-name="T242"> </text:span></text:span><text:span text:style-name="Strong_20_Emphasis"><text:span text:style-name="T42"><text:user-field-get text:name="Releaseyear">2023</text:user-field-get></text:span></text:span><text:span text:style-name="Emphasis"><text:span text:style-name="T24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1-20T10:39:23.661116757">20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0T10:39:23.557582665</dc:date>
    <meta:keyword>Installatie</meta:keyword>
    <meta:keyword>Checklist</meta:keyword>
    <meta:keyword>Linux</meta:keyword>
    <meta:editing-cycles>6942</meta:editing-cycles>
    <meta:editing-duration>P12DT8H6M5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33" meta:character-count="3014" meta:non-whitespace-character-count="2618"/>
    <meta:user-defined meta:name="Info 1"/>
    <meta:user-defined meta:name="Info 2"/>
    <meta:user-defined meta:name="Info 3"/>
    <meta:user-defined meta:name="Info 4"/>
  </office:meta>
</office:document-meta>
</file>